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ortComp" table:style-name="ta1">
        <table:shapes>
          <draw:frame draw:z-index="0" draw:style-name="gr1" draw:text-style-name="P1" svg:width="159.99mm" svg:height="89.99mm" svg:x="202.66mm" svg:y="1mm">
            <draw:object draw:notify-on-update-of-ranges="iSortComp.A1:iSortComp.A1 iSortComp.B1:iSortComp.L1 iSortComp.A2:iSortComp.A2 iSortComp.B2:iSortComp.L2 iSortComp.A3:iSortComp.A3 iSortComp.B3:iSortComp.L3 iSortComp.A4:iSortComp.A4 iSortComp.B4:iSortComp.L4 iSortComp.A5:iSortComp.A5 iSortComp.B5:iSortComp.L5 iSortComp.A6:iSortComp.A6 iSortComp.B6:iSortComp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N^2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40000000000" calcext:value-type="float">
            <text:p>400000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528.77123795494" calcext:value-type="float">
            <text:p>1528.77123795494</text:p>
          </table:table-cell>
          <table:table-cell office:value-type="float" office:value="4482.89214233104" calcext:value-type="float">
            <text:p>4482.89214233104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1931.5685693242" calcext:value-type="float">
            <text:p>21931.5685693242</text:p>
          </table:table-cell>
          <table:table-cell office:value-type="float" office:value="61438.5618977473" calcext:value-type="float">
            <text:p>61438.5618977473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285754.247590989" calcext:value-type="float">
            <text:p>285754.247590989</text:p>
          </table:table-cell>
          <table:table-cell office:value-type="float" office:value="780482.023721841" calcext:value-type="float">
            <text:p>780482.023721841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3521928.09488736" calcext:value-type="float">
            <text:p>3521928.09488736</text:p>
          </table:table-cell>
        </table:table-row>
        <table:table-row table:style-name="ro1">
          <table:table-cell office:value-type="string" calcext:value-type="string">
            <text:p>Randomly-Ordered Comparisons</text:p>
          </table:table-cell>
          <table:table-cell office:value-type="float" office:value="2608" calcext:value-type="float">
            <text:p>2608</text:p>
          </table:table-cell>
          <table:table-cell office:value-type="float" office:value="10428" calcext:value-type="float">
            <text:p>10428</text:p>
          </table:table-cell>
          <table:table-cell office:value-type="float" office:value="62737" calcext:value-type="float">
            <text:p>62737</text:p>
          </table:table-cell>
          <table:table-cell office:value-type="float" office:value="250406" calcext:value-type="float">
            <text:p>250406</text:p>
          </table:table-cell>
          <table:table-cell office:value-type="float" office:value="1039386" calcext:value-type="float">
            <text:p>1039386</text:p>
          </table:table-cell>
          <table:table-cell office:value-type="float" office:value="6221382" calcext:value-type="float">
            <text:p>6221382</text:p>
          </table:table-cell>
          <table:table-cell office:value-type="float" office:value="24722383" calcext:value-type="float">
            <text:p>24722383</text:p>
          </table:table-cell>
          <table:table-cell office:value-type="float" office:value="99722027" calcext:value-type="float">
            <text:p>99722027</text:p>
          </table:table-cell>
          <table:table-cell office:value-type="float" office:value="622166860" calcext:value-type="float">
            <text:p>622166860</text:p>
          </table:table-cell>
          <table:table-cell office:value-type="float" office:value="2502104885" calcext:value-type="float">
            <text:p>2502104885</text:p>
          </table:table-cell>
          <table:table-cell office:value-type="float" office:value="10017596783" calcext:value-type="float">
            <text:p>10017596783</text:p>
          </table:table-cell>
        </table:table-row>
        <table:table-row table:style-name="ro1">
          <table:table-cell office:value-type="string" calcext:value-type="string">
            <text:p>Increasing-Order Comparisons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499" calcext:value-type="float">
            <text:p>499</text:p>
          </table:table-cell>
          <table:table-cell office:value-type="float" office:value="999" calcext:value-type="float">
            <text:p>999</text:p>
          </table:table-cell>
          <table:table-cell office:value-type="float" office:value="1999" calcext:value-type="float">
            <text:p>1999</text:p>
          </table:table-cell>
          <table:table-cell office:value-type="float" office:value="4999" calcext:value-type="float">
            <text:p>4999</text:p>
          </table:table-cell>
          <table:table-cell office:value-type="float" office:value="9999" calcext:value-type="float">
            <text:p>9999</text:p>
          </table:table-cell>
          <table:table-cell office:value-type="float" office:value="19999" calcext:value-type="float">
            <text:p>19999</text:p>
          </table:table-cell>
          <table:table-cell office:value-type="float" office:value="49999" calcext:value-type="float">
            <text:p>4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199999" calcext:value-type="float">
            <text:p>199999</text:p>
          </table:table-cell>
        </table:table-row>
        <table:table-row table:style-name="ro1">
          <table:table-cell office:value-type="string" calcext:value-type="string">
            <text:p>Decreasing-Order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499" calcext:value-type="float">
            <text:p>499499</text:p>
          </table:table-cell>
          <table:table-cell office:value-type="float" office:value="1998998" calcext:value-type="float">
            <text:p>1998998</text:p>
          </table:table-cell>
          <table:table-cell office:value-type="float" office:value="12497480" calcext:value-type="float">
            <text:p>12497480</text:p>
          </table:table-cell>
          <table:table-cell office:value-type="float" office:value="49994824" calcext:value-type="float">
            <text:p>49994824</text:p>
          </table:table-cell>
          <table:table-cell office:value-type="float" office:value="199988898" calcext:value-type="float">
            <text:p>199988898</text:p>
          </table:table-cell>
          <table:table-cell office:value-type="float" office:value="1249961595" calcext:value-type="float">
            <text:p>1249961595</text:p>
          </table:table-cell>
          <table:table-cell office:value-type="float" office:value="4999866257" calcext:value-type="float">
            <text:p>4999866257</text:p>
          </table:table-cell>
          <table:table-cell office:value-type="float" office:value="19999456122" calcext:value-type="float">
            <text:p>19999456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1:08:59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09:51.814000000</dc:date>
    <meta:editing-duration>PT1M41S</meta:editing-duration>
    <meta:editing-cycles>3</meta:editing-cycles>
    <meta:generator>LibreOffice/6.1.4.2$Windows_X86_64 LibreOffice_project/9d0f32d1f0b509096fd65e0d4bec26ddd1938fd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006cm" style:legend-expansion="high" chart:style-name="ch2"/>
        <chart:plot-area chart:style-name="ch3" table:cell-range-address="iSortComp.A1:iSortComp.L6" chart:data-source-has-labels="both" svg:x="0.32cm" svg:y="0.18cm" svg:width="9.227cm" svg:height="8.64cm">
          <chartooo:coordinate-region svg:x="2.608cm" svg:y="0.18cm" svg:width="6.799cm" svg:height="7.125cm"/>
          <chart:axis chart:dimension="x" chart:name="primary-x" chart:style-name="ch4" chartooo:axis-type="auto">
            <chartooo:date-scale/>
            <chart:categories table:cell-range-address="iSortComp.B1:iSortComp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SortComp.B2:iSortComp.L2" chart:label-cell-address="iSortComp.A2:iSortComp.A2" chart:class="chart:line">
            <chart:data-point chart:repeated="11"/>
          </chart:series>
          <chart:series chart:style-name="ch7" chart:values-cell-range-address="iSortComp.B3:iSortComp.L3" chart:label-cell-address="iSortComp.A3:iSortComp.A3" chart:class="chart:line">
            <chart:data-point chart:repeated="11"/>
          </chart:series>
          <chart:series chart:style-name="ch8" chart:values-cell-range-address="iSortComp.B4:iSortComp.L4" chart:label-cell-address="iSortComp.A4:iSortComp.A4" chart:class="chart:line">
            <chart:data-point chart:repeated="11"/>
          </chart:series>
          <chart:series chart:style-name="ch9" chart:values-cell-range-address="iSortComp.B5:iSortComp.L5" chart:label-cell-address="iSortComp.A5:iSortComp.A5" chart:class="chart:line">
            <chart:data-point chart:repeated="11"/>
          </chart:series>
          <chart:series chart:style-name="ch10" chart:values-cell-range-address="iSortComp.B6:iSortComp.L6" chart:label-cell-address="iSortComp.A6:iSortComp.A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iSortComp.B1:iSortComp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N^2</text:p>
                <draw:g>
                  <svg:desc>iSortComp.A2:iSortComp.A2</svg:desc>
                </draw:g>
              </table:table-cell>
              <table:table-cell office:value-type="float" office:value="10000">
                <text:p>10000</text:p>
                <draw:g>
                  <svg:desc>iSortComp.B2:iSortComp.L2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250000">
                <text:p>250000</text:p>
              </table:table-cell>
              <table:table-cell office:value-type="float" office:value="1000000">
                <text:p>1000000</text:p>
              </table:table-cell>
              <table:table-cell office:value-type="float" office:value="4000000">
                <text:p>4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500000000">
                <text:p>25000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40000000000">
                <text:p>40000000000</text:p>
              </table:table-cell>
            </table:table-row>
            <table:table-row>
              <table:table-cell office:value-type="string">
                <text:p>N*lgN</text:p>
                <draw:g>
                  <svg:desc>iSortComp.A3:iSortComp.A3</svg:desc>
                </draw:g>
              </table:table-cell>
              <table:table-cell office:value-type="float" office:value="664.385618977473">
                <text:p>664.385618977473</text:p>
                <draw:g>
                  <svg:desc>iSortComp.B3:iSortComp.L3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</table:table-row>
            <table:table-row>
              <table:table-cell office:value-type="string">
                <text:p>Randomly-Ordered Comparisons</text:p>
                <draw:g>
                  <svg:desc>iSortComp.A4:iSortComp.A4</svg:desc>
                </draw:g>
              </table:table-cell>
              <table:table-cell office:value-type="float" office:value="2608">
                <text:p>2608</text:p>
                <draw:g>
                  <svg:desc>iSortComp.B4:iSortComp.L4</svg:desc>
                </draw:g>
              </table:table-cell>
              <table:table-cell office:value-type="float" office:value="10428">
                <text:p>10428</text:p>
              </table:table-cell>
              <table:table-cell office:value-type="float" office:value="62737">
                <text:p>62737</text:p>
              </table:table-cell>
              <table:table-cell office:value-type="float" office:value="250406">
                <text:p>250406</text:p>
              </table:table-cell>
              <table:table-cell office:value-type="float" office:value="1039386">
                <text:p>1039386</text:p>
              </table:table-cell>
              <table:table-cell office:value-type="float" office:value="6221382">
                <text:p>6221382</text:p>
              </table:table-cell>
              <table:table-cell office:value-type="float" office:value="24722383">
                <text:p>24722383</text:p>
              </table:table-cell>
              <table:table-cell office:value-type="float" office:value="99722027">
                <text:p>99722027</text:p>
              </table:table-cell>
              <table:table-cell office:value-type="float" office:value="622166860">
                <text:p>622166860</text:p>
              </table:table-cell>
              <table:table-cell office:value-type="float" office:value="2502104885">
                <text:p>2502104885</text:p>
              </table:table-cell>
              <table:table-cell office:value-type="float" office:value="10017596783">
                <text:p>10017596783</text:p>
              </table:table-cell>
            </table:table-row>
            <table:table-row>
              <table:table-cell office:value-type="string">
                <text:p>Increasing-Order Comparisons</text:p>
                <draw:g>
                  <svg:desc>iSortComp.A5:iSortComp.A5</svg:desc>
                </draw:g>
              </table:table-cell>
              <table:table-cell office:value-type="float" office:value="99">
                <text:p>99</text:p>
                <draw:g>
                  <svg:desc>iSortComp.B5:iSortComp.L5</svg:desc>
                </draw:g>
              </table:table-cell>
              <table:table-cell office:value-type="float" office:value="199">
                <text:p>199</text:p>
              </table:table-cell>
              <table:table-cell office:value-type="float" office:value="499">
                <text:p>499</text:p>
              </table:table-cell>
              <table:table-cell office:value-type="float" office:value="999">
                <text:p>999</text:p>
              </table:table-cell>
              <table:table-cell office:value-type="float" office:value="1999">
                <text:p>1999</text:p>
              </table:table-cell>
              <table:table-cell office:value-type="float" office:value="4999">
                <text:p>4999</text:p>
              </table:table-cell>
              <table:table-cell office:value-type="float" office:value="9999">
                <text:p>9999</text:p>
              </table:table-cell>
              <table:table-cell office:value-type="float" office:value="19999">
                <text:p>19999</text:p>
              </table:table-cell>
              <table:table-cell office:value-type="float" office:value="49999">
                <text:p>49999</text:p>
              </table:table-cell>
              <table:table-cell office:value-type="float" office:value="99999">
                <text:p>99999</text:p>
              </table:table-cell>
              <table:table-cell office:value-type="float" office:value="199999">
                <text:p>199999</text:p>
              </table:table-cell>
            </table:table-row>
            <table:table-row>
              <table:table-cell office:value-type="string">
                <text:p>Decreasing-Order Comparisons</text:p>
                <draw:g>
                  <svg:desc>iSortComp.A6:iSortComp.A6</svg:desc>
                </draw:g>
              </table:table-cell>
              <table:table-cell office:value-type="float" office:value="4950">
                <text:p>4950</text:p>
                <draw:g>
                  <svg:desc>iSortComp.B6:iSortComp.L6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499">
                <text:p>499499</text:p>
              </table:table-cell>
              <table:table-cell office:value-type="float" office:value="1998998">
                <text:p>1998998</text:p>
              </table:table-cell>
              <table:table-cell office:value-type="float" office:value="12497480">
                <text:p>12497480</text:p>
              </table:table-cell>
              <table:table-cell office:value-type="float" office:value="49994824">
                <text:p>49994824</text:p>
              </table:table-cell>
              <table:table-cell office:value-type="float" office:value="199988898">
                <text:p>199988898</text:p>
              </table:table-cell>
              <table:table-cell office:value-type="float" office:value="1249961595">
                <text:p>1249961595</text:p>
              </table:table-cell>
              <table:table-cell office:value-type="float" office:value="4999866257">
                <text:p>4999866257</text:p>
              </table:table-cell>
              <table:table-cell office:value-type="float" office:value="19999456122">
                <text:p>19999456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